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4D000000E38FD02C1B.eps" manifest:media-type=""/>
  <manifest:file-entry manifest:full-path="Pictures/2000000100000192000000D85559165A.svm" manifest:media-type=""/>
  <manifest:file-entry manifest:full-path="Pictures/200000010000021D00000129C93A6B5C.svm" manifest:media-type=""/>
  <manifest:file-entry manifest:full-path="Pictures/20000001000000ED000000EDF78F3513.svm" manifest:media-type=""/>
  <manifest:file-entry manifest:full-path="Pictures/200000010000045C000000E5D29080D3.svm" manifest:media-type=""/>
  <manifest:file-entry manifest:full-path="Pictures/10000000000000200000002000309F1C.png" manifest:media-type="image/png"/>
  <manifest:file-entry manifest:full-path="Pictures/2000000100000464000000E59EA4DC49.svm" manifest:media-type=""/>
  <manifest:file-entry manifest:full-path="Pictures/20000001000002590000012D24F88F01.svm" manifest:media-type=""/>
  <manifest:file-entry manifest:full-path="Pictures/200000010000025400000129242EC6BA.svm" manifest:media-type=""/>
  <manifest:file-entry manifest:full-path="Pictures/200000010000019B000000D8DAB4C232.svm" manifest:media-type=""/>
  <manifest:file-entry manifest:full-path="Pictures/2000000100000222000000D8FFBEF538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0DD00000012A856DA5C.svm" manifest:media-type=""/>
  <manifest:file-entry manifest:full-path="Pictures/2000000100000219000000D8E9B32219.svm" manifest:media-type=""/>
  <manifest:file-entry manifest:full-path="Pictures/200000010000020D000000D84E8E0F64.svm" manifest:media-type=""/>
  <manifest:file-entry manifest:full-path="Pictures/200000010000019F000000D85562D3D8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g_{m1} 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{m2} 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E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226cm" svg:height="3.555cm" svg:x="1.734cm" svg:y="0.369cm">
          <draw:image xlink:href="Pictures/200000020000024D000000E38FD02C1B.eps" xlink:type="simple" xlink:show="embed" xlink:actuate="onLoad">
            <text:p/>
          </draw:image>
        </draw:frame>
        <draw:frame draw:style-name="gr2" draw:text-style-name="P1" draw:layer="layout" svg:width="0.72cm" svg:height="0.36cm" svg:x="8.969cm" svg:y="2.975cm">
          <draw:image xlink:href="Pictures/20000001000002590000012D24F88F01.svm" xlink:type="simple" xlink:show="embed" xlink:actuate="onLoad">
            <text:p/>
          </draw:image>
        </draw:frame>
        <draw:frame draw:style-name="gr3" draw:text-style-name="P1" draw:layer="layout" svg:width="0.517cm" svg:height="0.355cm" svg:x="10.542cm" svg:y="2.98cm">
          <draw:image xlink:href="Pictures/20000001000001B000000129C1E76D42.svm" xlink:type="simple" xlink:show="embed" xlink:actuate="onLoad">
            <text:p/>
          </draw:image>
        </draw:frame>
        <draw:frame draw:style-name="gr4" draw:text-style-name="P1" draw:layer="layout" svg:width="0.406cm" svg:height="0.253cm" svg:x="10.85cm" svg:y="2.04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283cm" svg:height="0.258cm" svg:x="2.467cm" svg:y="0.884cm">
          <draw:image xlink:href="Pictures/20000001000000ED000000D877E400B4.svm" xlink:type="simple" xlink:show="embed" xlink:actuate="onLoad">
            <text:p/>
          </draw:image>
        </draw:frame>
        <draw:frame draw:style-name="gr6" draw:text-style-name="P1" draw:layer="layout" svg:width="0.299cm" svg:height="0.258cm" svg:x="1.445cm" svg:y="1.255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714cm" svg:height="0.355cm" svg:x="2.3cm" svg:y="1.592cm">
          <draw:image xlink:href="Pictures/200000010000025400000129242EC6BA.svm" xlink:type="simple" xlink:show="embed" xlink:actuate="onLoad">
            <text:p/>
          </draw:image>
        </draw:frame>
        <draw:frame draw:style-name="gr8" draw:text-style-name="P1" draw:layer="layout" svg:width="0.629cm" svg:height="0.258cm" svg:x="3.825cm" svg:y="1.096cm">
          <draw:image xlink:href="Pictures/200000010000020D000000D84E8E0F64.svm" xlink:type="simple" xlink:show="embed" xlink:actuate="onLoad">
            <text:p/>
          </draw:image>
        </draw:frame>
        <draw:frame draw:style-name="gr9" draw:text-style-name="P1" draw:layer="layout" svg:width="1.338cm" svg:height="0.274cm" svg:x="6.703cm" svg:y="1.222cm">
          <draw:image xlink:href="Pictures/200000010000045C000000E5D29080D3.svm" xlink:type="simple" xlink:show="embed" xlink:actuate="onLoad">
            <text:p/>
          </draw:image>
        </draw:frame>
        <draw:frame draw:style-name="gr10" draw:text-style-name="P1" draw:layer="layout" svg:width="1.348cm" svg:height="0.274cm" svg:x="8.126cm" svg:y="1.814cm">
          <draw:image xlink:href="Pictures/2000000100000464000000E59EA4DC49.svm" xlink:type="simple" xlink:show="embed" xlink:actuate="onLoad">
            <text:p/>
          </draw:image>
        </draw:frame>
        <draw:frame draw:style-name="gr11" draw:text-style-name="P1" draw:layer="layout" svg:width="0.654cm" svg:height="0.258cm" svg:x="6.871cm" svg:y="2.585cm">
          <draw:image xlink:href="Pictures/2000000100000222000000D8FFBEF538.svm" xlink:type="simple" xlink:show="embed" xlink:actuate="onLoad">
            <text:p/>
          </draw:image>
        </draw:frame>
        <draw:frame draw:style-name="gr12" draw:text-style-name="P1" draw:layer="layout" svg:width="0.283cm" svg:height="0.283cm" svg:x="7.093cm" svg:y="2.998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7.1cm" svg:y="2.359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643cm" svg:height="0.258cm" svg:x="4.928cm" svg:y="1.096cm">
          <draw:image xlink:href="Pictures/2000000100000219000000D8E9B32219.svm" xlink:type="simple" xlink:show="embed" xlink:actuate="onLoad">
            <text:p/>
          </draw:image>
        </draw:frame>
        <draw:frame draw:style-name="gr12" draw:text-style-name="P1" draw:layer="layout" svg:width="0.283cm" svg:height="0.283cm" svg:x="5.108cm" svg:y="0.635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5.117cm" svg:y="1.647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492cm" svg:height="0.258cm" svg:x="7.899cm" svg:y="2.585cm">
          <draw:image xlink:href="Pictures/200000010000019B000000D8DAB4C232.svm" xlink:type="simple" xlink:show="embed" xlink:actuate="onLoad">
            <text:p/>
          </draw:image>
        </draw:frame>
        <draw:frame draw:style-name="gr16" draw:text-style-name="P1" draw:layer="layout" svg:width="0.497cm" svg:height="0.258cm" svg:x="5.105cm" svg:y="2.021cm">
          <draw:image xlink:href="Pictures/200000010000019F000000D85562D3D8.svm" xlink:type="simple" xlink:show="embed" xlink:actuate="onLoad">
            <text:p/>
          </draw:image>
        </draw:frame>
        <draw:frame draw:style-name="gr17" draw:text-style-name="P1" draw:layer="layout" svg:width="0.648cm" svg:height="0.355cm" svg:x="3.813cm" svg:y="2.648cm">
          <draw:image xlink:href="Pictures/200000010000021D00000129C93A6B5C.svm" xlink:type="simple" xlink:show="embed" xlink:actuate="onLoad">
            <text:p/>
          </draw:image>
        </draw:frame>
        <draw:frame draw:style-name="gr16" draw:text-style-name="P1" draw:layer="layout" svg:width="0.497cm" svg:height="0.258cm" svg:x="6.95cm" svg:y="1.851cm">
          <draw:image xlink:href="Pictures/200000010000019F000000D85562D3D8.svm" xlink:type="simple" xlink:show="embed" xlink:actuate="onLoad">
            <text:p/>
          </draw:image>
        </draw:frame>
        <draw:frame draw:style-name="gr18" draw:text-style-name="P1" draw:layer="layout" svg:width="0.481cm" svg:height="0.258cm" svg:x="4.099cm" svg:y="0.352cm">
          <draw:image xlink:href="Pictures/2000000100000192000000D8555916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3T15:18:57</meta:creation-date>
    <meta:editing-duration>PT1H31M16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8-23T16:50:12</dc:date>
    <dc:creator>kkk </dc:creator>
    <meta:document-statistic meta:object-count="21"/>
    <meta:template xlink:type="simple" xlink:actuate="onRequest" xlink:title="kkkFigures" xlink:href="../../../../../.libreoffice/3/user/template/kkkFigures.otg" meta:date="2014-08-23T15:18:56"/>
  </office:meta>
</office:document-meta>
</file>